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f24" officeooo:paragraph-rsid="00030f24"/>
    </style:style>
    <style:style style:name="T1" style:family="text">
      <style:text-properties officeooo:rsid="0003d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дравствуйте.</text:p>
      <text:p text:style-name="P1"/>
      <text:p text:style-name="Standard">На выполнение тестового задание было потрачено чуть больше 4 дней, но не полностью, работа велась только по вечерам. </text:p>
      <text:p text:style-name="Standard">Поскольку с технологиями, используемыми для серверной части я уже была знакома, время на их изучение потрачено не было, а для работы с Angular пришлось прочитать дополнительную литературу, так как я знакома с ним совсем немного и раньше использовала React.</text:p>
      <text:p text:style-name="Standard">Трудности возникали только с дизайном интерфейса и валидацией значений, не успела полностью это доделать.</text:p>
      <text:p text:style-name="Standard"/>
      <text:p text:style-name="Standard">Руководство к запуску:</text:p>
      <text:p text:style-name="Standard">1) Серверная часть: для хранения данных о пользователях была СУБД PostgreSQL, поэтому нужно создать таблицу с пользователями, код для неё находится в файле tables.sql. Запустить можно через Intellij IDEA, предварительно скачав зависимости через Maven. В классе WebSecurityConfig указан порт для клиентских запросов 4200(указать другой при необродимости). Также в application.properties нужно дописать пароль, логин и url для доступа к базе данных.</text:p>
      <text:p text:style-name="Standard">2) Клиентская часть: запуск через ng serve, перед этим нужно скачать зависимости, введя npm install в терминале в дер<text:span text:style-name="T1">е</text:span>ктори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36:28.724566447</meta:creation-date>
    <dc:date>2019-05-23T19:47:05.497987276</dc:date>
    <meta:editing-duration>PT2M15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7" meta:word-count="155" meta:character-count="1093" meta:non-whitespace-character-count="944"/>
  </office:meta>
</office:document-meta>
</file>